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3.46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8cm" fo:min-width="2.178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8cm" fo:min-width="1.998cm" fo:padding-top="0.142cm" fo:padding-bottom="0.142cm" fo:padding-left="0.267cm" fo:padding-right="0.267cm" loext:softedge-radius="0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0.394cm" fo:min-width="2.144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76cm" fo:min-width="0.876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48cm" fo:min-width="1.998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42cm" fo:min-width="1.592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0pt" style:text-underline-style="solid" style:text-underline-width="auto" style:text-underline-color="font-color" fo:background-color="transparent"/>
    </style:style>
    <style:style style:name="P4" style:family="paragraph">
      <loext:graphic-properties draw:fill="none"/>
      <style:paragraph-properties fo:text-align="center"/>
      <style:text-properties fo:font-size="10pt" style:text-underline-style="solid" style:text-underline-width="auto" style:text-underline-color="font-color" fo:background-color="transparent"/>
    </style:style>
    <style:style style:name="P5" style:family="paragraph">
      <style:paragraph-properties fo:text-align="center"/>
      <style:text-properties fo:font-size="10pt" style:text-underline-style="none" fo:background-color="transparent"/>
    </style:style>
    <style:style style:name="P6" style:family="paragraph">
      <loext:graphic-properties draw:fill="none"/>
      <style:paragraph-properties fo:text-align="center"/>
      <style:text-properties fo:font-size="10pt" style:text-underline-style="none" fo:background-color="transparen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1.5cm" svg:x="16.768cm" svg:y="17.75cm">
          <text:p text:style-name="P1">Productos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75cm" svg:height="0.75cm" svg:x="19.518cm" svg:y="19.75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4" draw:id="id4" draw:layer="layout" svg:width="2.75cm" svg:height="0.75cm" svg:x="19.518cm" svg:y="20.75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xml:id="id2" draw:id="id2" draw:layer="layout" svg:x1="18.768cm" svg:y1="19.25cm" svg:x2="18.768cm" svg:y2="19.25cm" draw:start-shape="id1" draw:start-glue-point="2" draw:end-shape="id1" draw:end-glue-point="2" svg:d="M18768 19250z" svg:viewBox="0 0 1 1">
          <text:p/>
        </draw:connector>
        <draw:connector draw:style-name="gr5" draw:text-style-name="P7" draw:layer="layout" svg:x1="18.768cm" svg:y1="19.25cm" svg:x2="19.518cm" svg:y2="20.125cm" draw:start-shape="id2" draw:start-glue-point="0" draw:end-shape="id3" draw:end-glue-point="3" svg:d="M18768 19250v875h750" svg:viewBox="0 0 751 876">
          <text:p/>
        </draw:connector>
        <draw:connector draw:style-name="gr5" draw:text-style-name="P7" draw:layer="layout" svg:x1="18.768cm" svg:y1="19.25cm" svg:x2="19.518cm" svg:y2="21.125cm" draw:start-shape="id2" draw:start-glue-point="0" draw:end-shape="id4" draw:end-glue-point="3" svg:d="M18768 19250v1875h750" svg:viewBox="0 0 751 1876">
          <text:p/>
        </draw:connector>
        <draw:custom-shape draw:style-name="gr6" draw:text-style-name="P6" xml:id="id10" draw:id="id10" draw:layer="layout" svg:width="2.75cm" svg:height="0.75cm" svg:x="19.518cm" svg:y="22.75cm">
          <text:p text:style-name="P5"><text:span text:style-name="T1">cantida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cm" svg:height="1.5cm" svg:x="24.268cm" svg:y="19.75cm">
          <text:p text:style-name="P1">Movimientos de inventario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2.75cm" svg:height="1.25cm" svg:x="22.268cm" svg:y="17.75cm">
          <text:p text:style-name="P8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2.268cm" svg:y1="18.375cm" svg:x2="20.768cm" svg:y2="18.5cm" draw:start-shape="id5" draw:start-glue-point="5" draw:end-shape="id1" draw:end-glue-point="1" svg:d="M22268 18375h-750v125h-750" svg:viewBox="0 0 1501 126">
          <text:p/>
        </draw:connector>
        <draw:connector draw:style-name="gr5" draw:text-style-name="P7" draw:layer="layout" svg:x1="25.018cm" svg:y1="18.375cm" svg:x2="26.268cm" svg:y2="19.75cm" draw:start-shape="id5" draw:start-glue-point="7" draw:end-shape="id6" draw:end-glue-point="0" svg:d="M25018 18375h1250v1375" svg:viewBox="0 0 1251 1376">
          <text:p/>
        </draw:connector>
        <draw:custom-shape draw:style-name="gr8" draw:text-style-name="P4" xml:id="id13" draw:id="id13" draw:layer="layout" svg:width="2.75cm" svg:height="0.75cm" svg:x="27.018cm" svg:y="21.75cm">
          <text:p text:style-name="P3">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4" draw:id="id14" draw:layer="layout" svg:width="2.75cm" svg:height="0.75cm" svg:x="27.018cm" svg:y="22.75cm">
          <text:p text:style-name="P5"><text:span text:style-name="T1">fecha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4cm" svg:height="1.5cm" svg:x="12.518cm" svg:y="20.75cm">
          <text:p text:style-name="P1">Categorías de productos</text:p>
          <draw:enhanced-geometry svg:viewBox="0 0 21600 21600" draw:type="rectangle" draw:enhanced-path="M 0 0 L 21600 0 21600 21600 0 21600 0 0 Z N"/>
        </draw:custom-shape>
        <draw:custom-shape draw:style-name="gr9" draw:text-style-name="P9" xml:id="id7" draw:id="id7" draw:layer="layout" svg:width="4.25cm" svg:height="1.25cm" svg:x="11.768cm" svg:y="17.5cm">
          <text:p text:style-name="P8">pertene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6.018cm" svg:y1="18.125cm" svg:x2="16.768cm" svg:y2="18.5cm" draw:start-shape="id7" draw:start-glue-point="7" draw:end-shape="id1" draw:end-glue-point="3" svg:d="M16018 18125h376v375h374" svg:viewBox="0 0 751 376">
          <text:p/>
        </draw:connector>
        <draw:connector draw:style-name="gr5" draw:text-style-name="P7" draw:layer="layout" svg:x1="14.518cm" svg:y1="20.75cm" svg:x2="11.768cm" svg:y2="18.125cm" draw:start-shape="id8" draw:start-glue-point="0" draw:end-shape="id7" draw:end-glue-point="5" svg:d="M14518 20750v-999h-3268v-1626h518" svg:viewBox="0 0 3269 2626">
          <text:p/>
        </draw:connector>
        <draw:custom-shape draw:style-name="gr3" draw:text-style-name="P6" xml:id="id9" draw:id="id9" draw:layer="layout" svg:width="2.75cm" svg:height="0.75cm" svg:x="19.518cm" svg:y="21.75cm">
          <text:p text:style-name="P5"><text:span text:style-name="T1">descripció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8.768cm" svg:y1="19.25cm" svg:x2="19.518cm" svg:y2="22.125cm" draw:start-shape="id2" draw:start-glue-point="0" draw:end-shape="id9" draw:end-glue-point="3" svg:d="M18768 19250v2875h750" svg:viewBox="0 0 751 2876">
          <text:p/>
        </draw:connector>
        <draw:connector draw:style-name="gr5" draw:text-style-name="P7" draw:layer="layout" svg:x1="18.768cm" svg:y1="19.25cm" svg:x2="19.518cm" svg:y2="23.125cm" draw:start-shape="id2" draw:start-glue-point="0" draw:end-shape="id10" draw:end-glue-point="3" svg:d="M18768 19250v3875h750" svg:viewBox="0 0 751 3876">
          <text:p/>
        </draw:connector>
        <draw:custom-shape draw:style-name="gr3" draw:text-style-name="P6" xml:id="id11" draw:id="id11" draw:layer="layout" svg:width="2.75cm" svg:height="0.75cm" svg:x="19.518cm" svg:y="23.75cm">
          <text:p text:style-name="P5"><text:span text:style-name="T1">marca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2" draw:id="id12" draw:layer="layout" svg:width="2.75cm" svg:height="0.75cm" svg:x="19.518cm" svg:y="24.75cm">
          <text:p text:style-name="P5"><text:span text:style-name="T1">model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8.768cm" svg:y1="19.25cm" svg:x2="19.518cm" svg:y2="24.125cm" draw:start-shape="id2" draw:start-glue-point="0" draw:end-shape="id11" draw:end-glue-point="3" svg:d="M18768 19250v4875h750" svg:viewBox="0 0 751 4876">
          <text:p/>
        </draw:connector>
        <draw:connector draw:style-name="gr5" draw:text-style-name="P7" draw:layer="layout" svg:x1="18.768cm" svg:y1="19.25cm" svg:x2="19.518cm" svg:y2="25.125cm" draw:start-shape="id2" draw:start-glue-point="0" draw:end-shape="id12" draw:end-glue-point="3" svg:d="M18768 19250v5875h750" svg:viewBox="0 0 751 5876">
          <text:p/>
        </draw:connector>
        <draw:custom-shape draw:style-name="gr3" draw:text-style-name="P6" xml:id="id15" draw:id="id15" draw:layer="layout" svg:width="2.75cm" svg:height="0.75cm" svg:x="27.018cm" svg:y="23.75cm">
          <text:p text:style-name="P5"><text:span text:style-name="T1">tipo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6" draw:id="id16" draw:layer="layout" svg:width="2.75cm" svg:height="0.75cm" svg:x="27.018cm" svg:y="24.75cm">
          <text:p text:style-name="P5"><text:span text:style-name="T1">cantidad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7" draw:id="id17" draw:layer="layout" svg:width="2.75cm" svg:height="0.75cm" svg:x="27.018cm" svg:y="25.75cm">
          <text:p text:style-name="P5"><text:span text:style-name="T1">origen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26.268cm" svg:y1="21.25cm" svg:x2="27.018cm" svg:y2="22.125cm" draw:start-shape="id6" draw:start-glue-point="2" draw:end-shape="id13" draw:end-glue-point="3" svg:d="M26268 21250v875h750" svg:viewBox="0 0 751 876">
          <text:p/>
        </draw:connector>
        <draw:connector draw:style-name="gr5" draw:text-style-name="P7" draw:layer="layout" svg:x1="26.268cm" svg:y1="21.25cm" svg:x2="27.018cm" svg:y2="23.125cm" draw:start-shape="id6" draw:start-glue-point="2" draw:end-shape="id14" draw:end-glue-point="3" svg:d="M26268 21250v1875h750" svg:viewBox="0 0 751 1876">
          <text:p/>
        </draw:connector>
        <draw:connector draw:style-name="gr5" draw:text-style-name="P7" draw:layer="layout" svg:x1="26.268cm" svg:y1="21.25cm" svg:x2="27.018cm" svg:y2="24.125cm" draw:start-shape="id6" draw:start-glue-point="2" draw:end-shape="id15" draw:end-glue-point="3" svg:d="M26268 21250v2875h750" svg:viewBox="0 0 751 2876">
          <text:p/>
        </draw:connector>
        <draw:connector draw:style-name="gr5" draw:text-style-name="P7" draw:layer="layout" svg:x1="26.268cm" svg:y1="21.25cm" svg:x2="27.018cm" svg:y2="25.125cm" draw:start-shape="id6" draw:start-glue-point="2" draw:end-shape="id16" draw:end-glue-point="3" svg:d="M26268 21250v3875h750" svg:viewBox="0 0 751 3876">
          <text:p/>
        </draw:connector>
        <draw:connector draw:style-name="gr5" draw:text-style-name="P7" draw:layer="layout" svg:x1="26.268cm" svg:y1="21.25cm" svg:x2="27.018cm" svg:y2="26.125cm" draw:start-shape="id6" draw:start-glue-point="2" draw:end-shape="id17" draw:end-glue-point="3" svg:d="M26268 21250v4875h750" svg:viewBox="0 0 751 4876">
          <text:p/>
        </draw:connector>
        <draw:custom-shape draw:style-name="gr8" draw:text-style-name="P4" xml:id="id18" draw:id="id18" draw:layer="layout" svg:width="2.75cm" svg:height="0.75cm" svg:x="15.018cm" svg:y="22.75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19" draw:id="id19" draw:layer="layout" svg:width="2.75cm" svg:height="0.75cm" svg:x="15.018cm" svg:y="23.75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4.518cm" svg:y1="22.25cm" svg:x2="15.018cm" svg:y2="23.125cm" draw:start-shape="id8" draw:start-glue-point="2" draw:end-shape="id18" draw:end-glue-point="3" svg:d="M14518 22250v875h500" svg:viewBox="0 0 501 876">
          <text:p/>
        </draw:connector>
        <draw:connector draw:style-name="gr5" draw:text-style-name="P7" draw:layer="layout" svg:x1="14.518cm" svg:y1="22.25cm" svg:x2="15.018cm" svg:y2="24.125cm" draw:start-shape="id8" draw:start-glue-point="2" draw:end-shape="id19" draw:end-glue-point="3" svg:d="M14518 22250v750h-18v1125h518" svg:viewBox="0 0 519 1876">
          <text:p/>
        </draw:connector>
        <draw:custom-shape draw:style-name="gr1" draw:text-style-name="P2" xml:id="id20" draw:id="id20" draw:layer="layout" svg:width="4cm" svg:height="1.5cm" svg:x="6cm" svg:y="6.6cm">
          <text:p text:style-name="P1">Areas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2.75cm" svg:height="0.75cm" svg:x="8.35cm" svg:y="8.5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2" draw:id="id22" draw:layer="layout" svg:width="2.75cm" svg:height="0.75cm" svg:x="8.35cm" svg:y="9.5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4" draw:id="id24" draw:layer="layout" svg:width="2.75cm" svg:height="0.75cm" svg:x="8.35cm" svg:y="10.5cm">
          <text:p text:style-name="P5"><text:span text:style-name="T1">descripció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8cm" svg:y1="8.1cm" svg:x2="8.35cm" svg:y2="8.875cm" draw:start-shape="id20" draw:start-glue-point="2" draw:end-shape="id21" draw:end-glue-point="3" svg:d="M8000 8100v775h350" svg:viewBox="0 0 351 776">
          <text:p/>
        </draw:connector>
        <draw:connector draw:style-name="gr5" draw:text-style-name="P7" xml:id="id23" draw:id="id23" draw:layer="layout" draw:line-skew="0cm 0.168cm" svg:x1="8cm" svg:y1="8.1cm" svg:x2="8.35cm" svg:y2="9.875cm" draw:start-shape="id20" draw:start-glue-point="2" draw:end-shape="id22" draw:end-glue-point="3" svg:d="M8000 8100v700 1075h350" svg:viewBox="0 0 351 1776">
          <text:p/>
        </draw:connector>
        <draw:connector draw:style-name="gr5" draw:text-style-name="P7" draw:layer="layout" draw:line-skew="0.518cm" svg:x1="8cm" svg:y1="8.8cm" svg:x2="8.35cm" svg:y2="10.875cm" draw:start-shape="id23" draw:start-glue-point="2" draw:end-shape="id24" draw:end-glue-point="3" svg:d="M8000 8800v2075h350" svg:viewBox="0 0 351 2076">
          <text:p/>
        </draw:connector>
        <draw:custom-shape draw:style-name="gr1" draw:text-style-name="P2" xml:id="id25" draw:id="id25" draw:layer="layout" svg:width="4cm" svg:height="1.5cm" svg:x="17.1cm" svg:y="6.602cm">
          <text:p text:style-name="P1">Equipos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2.75cm" svg:height="0.75cm" svg:x="19.45cm" svg:y="8.502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7" draw:id="id27" draw:layer="layout" svg:width="2.75cm" svg:height="0.75cm" svg:x="19.45cm" svg:y="9.502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9" draw:id="id29" draw:layer="layout" svg:width="2.75cm" svg:height="0.75cm" svg:x="19.45cm" svg:y="10.502cm">
          <text:p text:style-name="P5"><text:span text:style-name="T1">descripció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19.1cm" svg:y1="8.102cm" svg:x2="19.45cm" svg:y2="8.877cm" draw:start-shape="id25" draw:start-glue-point="2" draw:end-shape="id26" draw:end-glue-point="3" svg:d="M19100 8102v775h350" svg:viewBox="0 0 351 776">
          <text:p/>
        </draw:connector>
        <draw:connector draw:style-name="gr5" draw:text-style-name="P7" xml:id="id28" draw:id="id28" draw:layer="layout" draw:line-skew="0cm 0.168cm" svg:x1="19.1cm" svg:y1="8.102cm" svg:x2="19.45cm" svg:y2="9.877cm" draw:start-shape="id25" draw:start-glue-point="2" draw:end-shape="id27" draw:end-glue-point="3" svg:d="M19100 8102v700 1075h350" svg:viewBox="0 0 351 1776">
          <text:p/>
        </draw:connector>
        <draw:connector draw:style-name="gr5" draw:text-style-name="P7" draw:layer="layout" draw:line-skew="0.518cm" svg:x1="19.1cm" svg:y1="8.802cm" svg:x2="19.45cm" svg:y2="10.877cm" draw:start-shape="id28" draw:start-glue-point="2" draw:end-shape="id29" draw:end-glue-point="3" svg:d="M19100 8802v2075h350" svg:viewBox="0 0 351 2076">
          <text:p/>
        </draw:connector>
        <draw:custom-shape draw:style-name="gr9" draw:text-style-name="P9" xml:id="id30" draw:id="id30" draw:layer="layout" svg:width="4.25cm" svg:height="1.25cm" svg:x="11.6cm" svg:y="6.721cm">
          <text:p text:style-name="P8">Está dentro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7.1cm" svg:y1="7.352cm" svg:x2="15.85cm" svg:y2="7.346cm" draw:start-shape="id25" draw:start-glue-point="3" draw:end-shape="id30" draw:end-glue-point="7" svg:d="M17100 7352h-624v-6h-626" svg:viewBox="0 0 1251 7">
          <text:p/>
        </draw:connector>
        <draw:connector draw:style-name="gr5" draw:text-style-name="P7" draw:layer="layout" svg:x1="11.6cm" svg:y1="7.346cm" svg:x2="10cm" svg:y2="7.35cm" draw:start-shape="id30" draw:start-glue-point="5" draw:end-shape="id20" draw:end-glue-point="1" svg:d="M11600 7346h-800v4h-800" svg:viewBox="0 0 1601 5">
          <text:p/>
        </draw:connector>
        <draw:custom-shape draw:style-name="gr1" draw:text-style-name="P2" xml:id="id31" draw:id="id31" draw:layer="layout" svg:width="4cm" svg:height="1.5cm" svg:x="7.15cm" svg:y="1.75cm">
          <text:p text:style-name="P1">Departamentos</text:p>
          <draw:enhanced-geometry svg:viewBox="0 0 21600 21600" draw:type="rectangle" draw:enhanced-path="M 0 0 L 21600 0 21600 21600 0 21600 0 0 Z N"/>
        </draw:custom-shape>
        <draw:custom-shape draw:style-name="gr8" draw:text-style-name="P4" xml:id="id32" draw:id="id32" draw:layer="layout" svg:width="2.75cm" svg:height="0.75cm" svg:x="9.5cm" svg:y="3.65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3" draw:id="id33" draw:layer="layout" svg:width="2.75cm" svg:height="0.75cm" svg:x="9.5cm" svg:y="4.65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9.15cm" svg:y1="3.25cm" svg:x2="9.5cm" svg:y2="4.025cm" draw:start-shape="id31" draw:start-glue-point="2" draw:end-shape="id32" draw:end-glue-point="3" svg:d="M9150 3250v775h350" svg:viewBox="0 0 351 776">
          <text:p/>
        </draw:connector>
        <draw:connector draw:style-name="gr5" draw:text-style-name="P7" draw:layer="layout" draw:line-skew="0cm 0.168cm" svg:x1="9.15cm" svg:y1="3.25cm" svg:x2="9.5cm" svg:y2="5.025cm" draw:start-shape="id31" draw:start-glue-point="2" draw:end-shape="id33" draw:end-glue-point="3" svg:d="M9150 3250v700 1075h350" svg:viewBox="0 0 351 1776">
          <text:p/>
        </draw:connector>
        <draw:connector draw:style-name="gr5" draw:text-style-name="P7" draw:layer="layout" svg:x1="7.15cm" svg:y1="2.5cm" svg:x2="4.125cm" svg:y2="3.75cm" draw:start-shape="id31" draw:start-glue-point="3" draw:end-shape="id34" draw:end-glue-point="4" svg:d="M7150 2500h-3025v1250" svg:viewBox="0 0 3026 1251">
          <text:p/>
        </draw:connector>
        <draw:custom-shape draw:style-name="gr9" draw:text-style-name="P9" xml:id="id34" draw:id="id34" draw:layer="layout" svg:width="4.25cm" svg:height="1.25cm" svg:x="2cm" svg:y="3.75cm">
          <text:p text:style-name="P8">Está dentro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6cm" svg:y1="7.35cm" svg:x2="4.125cm" svg:y2="5cm" draw:start-shape="id20" draw:start-glue-point="3" draw:end-shape="id34" draw:end-glue-point="6" svg:d="M6000 7350h-1875v-2350" svg:viewBox="0 0 1876 2351">
          <text:p/>
        </draw:connector>
        <draw:custom-shape draw:style-name="gr1" draw:text-style-name="P2" xml:id="id35" draw:id="id35" draw:layer="layout" svg:width="4cm" svg:height="1.5cm" svg:x="2.138cm" svg:y="11.85cm">
          <text:p text:style-name="P1">Empleados</text:p>
          <draw:enhanced-geometry svg:viewBox="0 0 21600 21600" draw:type="rectangle" draw:enhanced-path="M 0 0 L 21600 0 21600 21600 0 21600 0 0 Z N"/>
        </draw:custom-shape>
        <draw:custom-shape draw:style-name="gr8" draw:text-style-name="P4" xml:id="id36" draw:id="id36" draw:layer="layout" svg:width="2.75cm" svg:height="0.75cm" svg:x="4.488cm" svg:y="13.75cm">
          <text:p text:style-name="P3">i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7" draw:id="id37" draw:layer="layout" svg:width="2.75cm" svg:height="0.75cm" svg:x="4.488cm" svg:y="14.75cm">
          <text:p text:style-name="P5"><text:span text:style-name="T1">clav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9" draw:id="id39" draw:layer="layout" svg:width="2.75cm" svg:height="0.75cm" svg:x="4.488cm" svg:y="15.75cm">
          <text:p text:style-name="P5"><text:span text:style-name="T1">nombr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7" draw:layer="layout" svg:x1="4.138cm" svg:y1="13.35cm" svg:x2="4.488cm" svg:y2="14.125cm" draw:start-shape="id35" draw:start-glue-point="2" draw:end-shape="id36" draw:end-glue-point="3" svg:d="M4138 13350v775h350" svg:viewBox="0 0 351 776">
          <text:p/>
        </draw:connector>
        <draw:connector draw:style-name="gr5" draw:text-style-name="P7" xml:id="id38" draw:id="id38" draw:layer="layout" draw:line-skew="0cm 0.168cm" svg:x1="4.138cm" svg:y1="13.35cm" svg:x2="4.488cm" svg:y2="15.125cm" draw:start-shape="id35" draw:start-glue-point="2" draw:end-shape="id37" draw:end-glue-point="3" svg:d="M4138 13350v700 1075h350" svg:viewBox="0 0 351 1776">
          <text:p/>
        </draw:connector>
        <draw:connector draw:style-name="gr5" draw:text-style-name="P7" draw:layer="layout" draw:line-skew="0.518cm" svg:x1="4.138cm" svg:y1="14.05cm" svg:x2="4.488cm" svg:y2="16.125cm" draw:start-shape="id38" draw:start-glue-point="2" draw:end-shape="id39" draw:end-glue-point="3" svg:d="M4138 14050v2075h350" svg:viewBox="0 0 351 2076">
          <text:p/>
        </draw:connector>
        <draw:connector draw:style-name="gr5" draw:text-style-name="P7" draw:layer="layout" svg:x1="6cm" svg:y1="7.35cm" svg:x2="4.125cm" svg:y2="8.5cm" draw:start-shape="id20" draw:start-glue-point="3" draw:end-shape="id40" draw:end-glue-point="4" svg:d="M6000 7350h-1875v1150" svg:viewBox="0 0 1876 1151">
          <text:p/>
        </draw:connector>
        <draw:custom-shape draw:style-name="gr9" draw:text-style-name="P9" xml:id="id40" draw:id="id40" draw:layer="layout" svg:width="4.25cm" svg:height="1.25cm" svg:x="2cm" svg:y="8.5cm">
          <text:p text:style-name="P8">es responsable 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4.138cm" svg:y1="11.85cm" svg:x2="4.125cm" svg:y2="9.75cm" draw:start-shape="id35" draw:start-glue-point="0" draw:end-shape="id40" draw:end-glue-point="6" svg:d="M4138 11850v-1049h-13v-1051" svg:viewBox="0 0 14 21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4T15:19:00.123000000</meta:creation-date>
    <dc:date>2023-01-09T15:06:36.025000000</dc:date>
    <meta:editing-duration>PT12M55S</meta:editing-duration>
    <meta:editing-cycles>2</meta:editing-cycles>
    <meta:generator>LibreOffice/7.3.2.2$Windows_X86_64 LibreOffice_project/49f2b1bff42cfccbd8f788c8dc32c1c309559be0</meta:generator>
    <meta:document-statistic meta:object-count="71"/>
  </office:meta>
</office:document-meta>
</file>